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E0000005E859ABE7D1C79F4195.jpg" manifest:media-type="image/jpeg"/>
  <manifest:file-entry manifest:full-path="Pictures/1000000000000BB8000008CA9DB77B326CE24618.jpg" manifest:media-type="image/jpeg"/>
  <manifest:file-entry manifest:full-path="Pictures/10000201000000FC000000FC9127C7D8EBDDDD67.png" manifest:media-type="image/png"/>
  <manifest:file-entry manifest:full-path="Pictures/10000201000000CA000000CBAE728E66ADC83633.png" manifest:media-type="image/png"/>
  <manifest:file-entry manifest:full-path="Pictures/1000000000000617000002B111EF778DA4E99723.jpg" manifest:media-type="image/jpeg"/>
  <manifest:file-entry manifest:full-path="Pictures/100002010000032000000165302EEABF099897F0.png" manifest:media-type="image/png"/>
  <manifest:file-entry manifest:full-path="Pictures/100002010000068D000000F32214E5FFCE0AF7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ato Medium1" svg:font-family="'Lato Medium'"/>
    <style:font-face style:name="Arial" svg:font-family="Arial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.98cm" fo:min-width="0.31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50%" fo:text-align="start" style:writing-mode="lr-tb"/>
      <style:text-properties fo:font-size="21.6000003814697pt"/>
    </style:style>
    <style:style style:name="P4" style:family="paragraph">
      <style:paragraph-properties fo:margin-top="0cm" fo:margin-bottom="0cm" fo:line-height="150%" fo:text-align="center" style:writing-mode="lr-tb"/>
      <style:text-properties fo:font-size="21.6000003814697pt"/>
    </style:style>
    <style:style style:name="P5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21.6000003814697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 Medium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6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 Medium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 Medium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draw:style-name="gr1" draw:text-style-name="P1" draw:layer="layout" svg:width="42.079cm" svg:height="31.559cm" svg:x="-0.577cm" svg:y="-2.898cm">
          <draw:image xlink:href="Pictures/10000000000007E0000005E859ABE7D1C79F4195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0.817cm" svg:height="1.229cm" svg:x="24.176cm" svg:y="21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37.024cm" svg:height="17.83cm" svg:x="1.86cm" svg:y="3.937cm">
          <text:p text:style-name="P3"><text:span text:style-name="T1"/></text:p>
          <text:p text:style-name="P3"><text:span text:style-name="T2"/></text:p>
          <text:p text:style-name="P4"><text:span text:style-name="T3">AWI-CM3 hands-on-course:</text:span></text:p>
          <text:p text:style-name="P4"><text:span text:style-name="T3">Part 4 Running AWI-CM3 </text:span></text:p>
          <text:p text:style-name="P4"><text:span text:style-name="T4"/></text:p>
          <text:p text:style-name="P4"><text:span text:style-name="T5">Jan Streffing 08.09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ato Medium1" svg:font-family="'Lato Medium'"/>
    <style:font-face style:name="Arial" svg:font-family="Arial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112f6b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112f6b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112f6b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112f6b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112f6b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112f6b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112f6b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112f6b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112f6b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2f6b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-outline1" style:display-name="Title3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3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3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3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3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3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3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3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3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-title" style:display-name="Title3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3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_5f_-outline1" style:display-name="Title3_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3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3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3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3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3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3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3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3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_5f_-title" style:display-name="Title3_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3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4131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86121c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e9942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0.872cm" fo:min-width="16.534cm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top" draw:auto-grow-height="false" fo:min-height="13.111cm" fo:min-width="7.042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top" draw:auto-grow-height="false" fo:min-height="13.001cm" fo:min-width="7.232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1313"/>
      <style:paragraph-properties fo:text-align="start"/>
      <style:text-properties fo:font-size="18pt"/>
    </style:style>
    <style:style style:name="MP7" style:family="paragraph">
      <loext:graphic-properties draw:fill="solid" draw:fill-color="#86121c"/>
      <style:paragraph-properties fo:text-align="start"/>
      <style:text-properties fo:font-size="18pt"/>
    </style:style>
    <style:style style:name="MP8" style:family="paragraph">
      <loext:graphic-properties draw:fill="solid" draw:fill-color="#e99423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2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6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fffffe" fo:font-size="10pt" fo:language="de" fo:country="DE" style:font-size-asian="10pt" style:language-asian="de" style:country-asian="DE" style:font-size-complex="10pt" style:language-complex="de" style:country-complex="DE"/>
    </style:style>
    <style:style style:name="MT4" style:family="text">
      <style:text-properties fo:color="#192d74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e" fo:font-size="100%"/>
      </text:list-level-style-number>
      <text:list-level-style-bullet text:level="2" text:bullet-char="•">
        <style:list-level-properties text:space-before="1.27cm"/>
        <style:text-properties style:font-name="Arial3" fo:color="#112f6b" fo:font-size="100%"/>
      </text:list-level-style-bullet>
      <text:list-level-style-bullet text:level="3" text:bullet-char="•">
        <style:list-level-properties text:space-before="2.54cm"/>
        <style:text-properties style:font-name="Arial3" fo:color="#112f6b" fo:font-size="100%"/>
      </text:list-level-style-bullet>
      <text:list-level-style-bullet text:level="4" text:bullet-char="•">
        <style:list-level-properties text:space-before="3.81cm"/>
        <style:text-properties style:font-name="Arial3" fo:color="#112f6b" fo:font-size="100%"/>
      </text:list-level-style-bullet>
      <text:list-level-style-bullet text:level="5" text:bullet-char="•">
        <style:list-level-properties text:space-before="5.08cm"/>
        <style:text-properties style:font-name="Arial3" fo:color="#112f6b" fo:font-size="100%"/>
      </text:list-level-style-bullet>
      <text:list-level-style-bullet text:level="6" text:bullet-char="•">
        <style:list-level-properties text:space-before="5.08cm"/>
        <style:text-properties style:font-name="Arial3" fo:color="#112f6b" fo:font-size="100%"/>
      </text:list-level-style-bullet>
      <text:list-level-style-bullet text:level="7" text:bullet-char="•">
        <style:list-level-properties text:space-before="5.08cm"/>
        <style:text-properties style:font-name="Arial3" fo:color="#112f6b" fo:font-size="100%"/>
      </text:list-level-style-bullet>
      <text:list-level-style-bullet text:level="8" text:bullet-char="•">
        <style:list-level-properties text:space-before="5.08cm"/>
        <style:text-properties style:font-name="Arial3" fo:color="#112f6b" fo:font-size="100%"/>
      </text:list-level-style-bullet>
      <text:list-level-style-bullet text:level="9" text:bullet-char="•">
        <style:list-level-properties text:space-before="5.08cm"/>
        <style:text-properties style:font-name="Arial3" fo:color="#112f6b" fo:font-size="100%"/>
      </text:list-level-style-bullet>
      <text:list-level-style-bullet text:level="10" text:bullet-char="•">
        <style:list-level-properties text:space-before="5.08cm"/>
        <style:text-properties style:font-name="Arial3" fo:color="#112f6b" fo:font-size="100%"/>
      </text:list-level-style-bullet>
    </text:list-style>
    <text:list-style style:name="ML4">
      <text:list-level-style-number text:level="1" style:num-format="">
        <style:list-level-properties/>
        <style:text-properties fo:color="#192d74" fo:font-size="100%"/>
      </text:list-level-style-number>
      <text:list-level-style-bullet text:level="2" text:bullet-char="•">
        <style:list-level-properties text:space-before="1.27cm"/>
        <style:text-properties style:font-name="Arial3" fo:color="#112f6b" fo:font-size="100%"/>
      </text:list-level-style-bullet>
      <text:list-level-style-bullet text:level="3" text:bullet-char="•">
        <style:list-level-properties text:space-before="2.54cm"/>
        <style:text-properties style:font-name="Arial3" fo:color="#112f6b" fo:font-size="100%"/>
      </text:list-level-style-bullet>
      <text:list-level-style-bullet text:level="4" text:bullet-char="•">
        <style:list-level-properties text:space-before="3.81cm"/>
        <style:text-properties style:font-name="Arial3" fo:color="#112f6b" fo:font-size="100%"/>
      </text:list-level-style-bullet>
      <text:list-level-style-bullet text:level="5" text:bullet-char="•">
        <style:list-level-properties text:space-before="5.08cm"/>
        <style:text-properties style:font-name="Arial3" fo:color="#112f6b" fo:font-size="100%"/>
      </text:list-level-style-bullet>
      <text:list-level-style-bullet text:level="6" text:bullet-char="•">
        <style:list-level-properties text:space-before="5.08cm"/>
        <style:text-properties style:font-name="Arial3" fo:color="#112f6b" fo:font-size="100%"/>
      </text:list-level-style-bullet>
      <text:list-level-style-bullet text:level="7" text:bullet-char="•">
        <style:list-level-properties text:space-before="5.08cm"/>
        <style:text-properties style:font-name="Arial3" fo:color="#112f6b" fo:font-size="100%"/>
      </text:list-level-style-bullet>
      <text:list-level-style-bullet text:level="8" text:bullet-char="•">
        <style:list-level-properties text:space-before="5.08cm"/>
        <style:text-properties style:font-name="Arial3" fo:color="#112f6b" fo:font-size="100%"/>
      </text:list-level-style-bullet>
      <text:list-level-style-bullet text:level="9" text:bullet-char="•">
        <style:list-level-properties text:space-before="5.08cm"/>
        <style:text-properties style:font-name="Arial3" fo:color="#112f6b" fo:font-size="100%"/>
      </text:list-level-style-bullet>
      <text:list-level-style-bullet text:level="10" text:bullet-char="•">
        <style:list-level-properties text:space-before="5.08cm"/>
        <style:text-properties style:font-name="Arial3" fo:color="#112f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Bild 11" draw:style-name="Mgr3" draw:text-style-name="MP5" draw:layer="backgroundobjects" svg:width="10.221cm" svg:height="1.264cm" svg:x="28.8cm" svg:y="1.562cm">
        <draw:image xlink:href="Pictures/100002010000068D000000F32214E5FFCE0AF718.png" xlink:type="simple" xlink:show="embed" xlink:actuate="onLoad" loext:mime-type="image/png">
          <text:p/>
        </draw:image>
      </draw:frame>
      <draw:line draw:name="Line 1" draw:style-name="Mgr4" draw:text-style-name="MP5" draw:layer="backgroundobjects" svg:x1="1.86cm" svg:y1="3.322cm" svg:x2="39.023cm" svg:y2="3.323cm">
        <text:p/>
      </draw:line>
      <draw:frame draw:name="Bild 6" draw:style-name="Mgr3" draw:text-style-name="MP5" draw:layer="backgroundobjects" svg:width="3.671cm" svg:height="1.378cm" svg:x="32.6cm" svg:y="20.276cm">
        <draw:image xlink:href="Pictures/1000000000000617000002B111EF778DA4E99723.jpg" xlink:type="simple" xlink:show="embed" xlink:actuate="onLoad" loext:mime-type="image/jpeg">
          <text:p/>
        </draw:image>
      </draw:frame>
      <draw:custom-shape draw:name="CustomShape 2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6.574cm" svg:height="13.258cm" svg:x="2.032cm" svg:y="5.348cm" presentation:class="outline" presentation:placeholder="true">
        <draw:text-box/>
      </draw:frame>
      <draw:frame presentation:style-name="Title_20_Slide-title" draw:layer="backgroundobjects" svg:width="36.575cm" svg:height="3.816cm" svg:x="2.032cm" svg:y="0.912cm" presentation:class="title" presentation:placeholder="true">
        <draw:text-box/>
      </draw:frame>
      <draw:frame draw:style-name="Mgr8" draw:text-style-name="MP9" draw:layer="backgroundobjects" svg:width="2.675cm" svg:height="2.688cm" svg:x="25.325cm" svg:y="0.912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" style:page-layout-name="PM1" draw:style-name="Mdp1">
      <draw:frame draw:name="Bild 15" draw:style-name="Mgr3" draw:text-style-name="MP5" draw:layer="backgroundobjects" svg:width="2.664cm" svg:height="1.006cm" svg:x="34.8cm" svg:y="21.709cm">
        <draw:image xlink:href="Pictures/1000000000000617000002B111EF778DA4E99723.jpg" xlink:type="simple" xlink:show="embed" xlink:actuate="onLoad" loext:mime-type="image/jpeg">
          <text:p/>
        </draw:image>
      </draw:frame>
      <draw:frame draw:name="Bild 14" draw:style-name="Mgr3" draw:text-style-name="MP5" draw:layer="backgroundobjects" svg:width="4.237cm" svg:height="1.62cm" svg:x="34.4cm" svg:y="1.392cm">
        <draw:image xlink:href="Pictures/100002010000032000000165302EEABF099897F0.png" xlink:type="simple" xlink:show="embed" xlink:actuate="onLoad" loext:mime-type="image/pn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Standard-title" draw:layer="backgroundobjects" svg:width="30.25cm" svg:height="2.014cm" svg:x="1.965cm" svg:y="1.286cm" presentation:class="title" presentation:placeholder="true" presentation:user-transformed="true">
        <draw:text-box/>
      </draw:frame>
      <draw:frame presentation:style-name="Standard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cm">
        <draw:text-box>
          <text:p><text:span text:style-name="MT2">- </text:span><text:span text:style-name="MT2"><text:page-number>1</text:page-number></text:span><text:span text:style-name="MT2"><text:s/>-</text:span></text:p>
        </draw:text-box>
      </draw:frame>
      <draw:frame draw:style-name="Mgr8" draw:text-style-name="MP9" draw:layer="backgroundobjects" svg:width="1.985cm" svg:height="1.995cm" svg:x="32.215cm" svg:y="1.327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name="Bild 15" draw:style-name="Mgr3" draw:text-style-name="MP5" draw:layer="backgroundobjects" svg:width="3.037cm" svg:height="1.006cm" svg:x="34.427cm" svg:y="21.709cm">
        <draw:image xlink:href="Pictures/1000000000000617000002B111EF778DA4E99723.jpg" xlink:type="simple" xlink:show="embed" xlink:actuate="onLoad" loext:mime-type="image/jpe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1" draw:layer="backgroundobjects" svg:width="37.019cm" svg:height="2.014cm" svg:x="1.865cm" svg:y="1.286cm" presentation:class="title" presentation:user-transformed="true">
        <draw:text-box>
          <text:p/>
        </draw:text-box>
      </draw:frame>
      <draw:frame presentation:style-name="Standard_5f_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1cm">
        <draw:text-box>
          <text:p><text:span text:style-name="MT2">- </text:span><text:span text:style-name="MT2"><text:page-number>1</text:page-number></text:span><text:span text:style-name="MT2"><text:s/>-</text:span></text:p>
        </draw:text-box>
      </draw:frame>
      <draw:frame draw:name="Bild 14" draw:style-name="Mgr3" draw:text-style-name="MP5" draw:layer="backgroundobjects" svg:width="4.237cm" svg:height="1.62cm" svg:x="34.401cm" svg:y="1.392cm">
        <draw:image xlink:href="Pictures/100002010000032000000165302EEABF099897F0.png" xlink:type="simple" xlink:show="embed" xlink:actuate="onLoad" loext:mime-type="image/png">
          <text:p/>
        </draw:image>
      </draw:frame>
      <draw:frame draw:name="Grafik 13" draw:style-name="Mgr10" draw:text-style-name="MP5" draw:layer="backgroundobjects" svg:width="2cm" svg:height="2cm" svg:x="31.8cm" svg:y="1.323cm">
        <draw:image xlink:href="Pictures/10000201000000FC000000FC9127C7D8EBDDDD67.png" xlink:type="simple" xlink:show="embed" xlink:actuate="onLoad" loext:mime-type="image/png">
          <text:p/>
        </draw:image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3_5f_" style:display-name="Title3_" style:page-layout-name="PM1" draw:style-name="Mdp2"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4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085cm" svg:height="3.572cm" svg:x="9.113cm" svg:y="4.485cm" presentation:class="title" presentation:placeholder="true">
        <draw:text-box/>
      </draw:frame>
      <draw:frame presentation:style-name="Title3_5f_-outline1" draw:layer="backgroundobjects" svg:width="30.085cm" svg:height="13.16cm" svg:x="9.113cm" svg:y="8.089cm" presentation:class="outline" presentation:placeholder="true">
        <draw:text-box/>
      </draw:frame>
      <draw:frame draw:style-name="Mgr15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</text:span><text:span text:style-name="MT4">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8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8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-title" draw:layer="backgroundobjects" svg:width="13.781cm" svg:height="10.341cm" svg:x="2.543cm" svg:y="2.067cm" presentation:class="page"/>
        <draw:frame presentation:style-name="Title3_5f_-notes" draw:layer="backgroundobjects" svg:width="13.846cm" svg:height="12.409cm" svg:x="2.514cm" svg:y="13.105cm" presentation:class="notes" presentation:placeholder="true">
          <draw:text-box/>
        </draw:frame>
        <draw:frame presentation:style-name="Mpr9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9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" draw:style-name="Mgr17" draw:text-style-name="MP21" draw:layer="backgroundobjects" svg:width="40.64cm" svg:height="22.86cm" svg:x="0cm" svg:y="0cm">
        <draw:image xlink:href="Pictures/1000000000000BB8000008CA9DB77B326CE24618.jpg" xlink:type="simple" xlink:show="embed" xlink:actuate="onLoad" loext:mime-type="image/jpeg">
          <text:p/>
        </draw:image>
      </draw:frame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8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085cm" svg:height="3.572cm" svg:x="9.113cm" svg:y="4.485cm" presentation:class="title" presentation:placeholder="true">
        <draw:text-box/>
      </draw:frame>
      <draw:frame presentation:style-name="Title3_5f__5f_-outline1" draw:layer="backgroundobjects" svg:width="30.085cm" svg:height="13.16cm" svg:x="9.113cm" svg:y="8.089cm" presentation:class="outline" presentation:placeholder="true">
        <draw:text-box/>
      </draw:frame>
      <draw:frame draw:style-name="Mgr19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</text:span><text:span text:style-name="MT4">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10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10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_5f_-title" draw:layer="backgroundobjects" svg:width="13.781cm" svg:height="10.341cm" svg:x="2.543cm" svg:y="2.067cm" presentation:class="page"/>
        <draw:frame presentation:style-name="Title3_5f__5f_-notes" draw:layer="backgroundobjects" svg:width="13.846cm" svg:height="12.409cm" svg:x="2.514cm" svg:y="13.105cm" presentation:class="notes" presentation:placeholder="true">
          <draw:text-box/>
        </draw:frame>
        <draw:frame presentation:style-name="Mpr11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11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5-22T10:49:51</meta:creation-date>
    <meta:initial-creator>Yves Nowak</meta:initial-creator>
    <dc:language>en-US</dc:language>
    <dc:date>2022-09-05T17:04:41.673068223</dc:date>
    <meta:editing-cycles>232</meta:editing-cycles>
    <dc:title>PowerPoint-Präsentation</dc:title>
    <meta:editing-duration>P3DT1H52M24S</meta:editing-duration>
    <meta:generator>LibreOffice/6.4.7.2$Linux_X86_64 LibreOffice_project/40$Build-2</meta:generator>
    <meta:document-statistic meta:object-count="91"/>
    <meta:user-defined meta:name="AppVersion">12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